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6.35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6.045cm"/>
    </style:style>
    <style:style style:name="co6" style:family="table-column">
      <style:table-column-properties fo:break-before="auto" style:column-width="5.22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656cm" fo:break-before="auto" style:use-optimal-row-height="fals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automatic"/>
      <style:text-properties style:font-name="Liberation Serif" style:font-name-asian="Liberation Serif" style:font-name-complex="Liberation Serif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fo:language="uk" fo:country="UA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/>
      <table:table table:name="ToDo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pi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6380" table:default-cell-style-name="ce1"/>
        <table:table-row table:style-name="ro1">
          <table:table-cell table:number-columns-repeated="3"/>
          <table:table-cell office:value-type="string" calcext:value-type="string">
            <text:p>Параметри</text:p>
          </table:table-cell>
          <table:table-cell table:number-columns-repeated="16380"/>
        </table:table-row>
        <table:table-row table:style-name="ro2">
          <table:table-cell table:style-name="ce2" office:value-type="string" calcext:value-type="string">
            <text:p>/api/categories/expenditureCategory</text:p>
          </table:table-cell>
          <table:table-cell table:style-name="ce2" office:value-type="string" calcext:value-type="string">
            <text:p>get</text:p>
          </table:table-cell>
          <table:table-cell office:value-type="string" calcext:value-type="string">
            <text:p>отримати всі категорії витрат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/api/categories/expenditureCategory</text:p>
          </table:table-cell>
          <table:table-cell table:style-name="ce2" office:value-type="string" calcext:value-type="string">
            <text:p>post</text:p>
          </table:table-cell>
          <table:table-cell office:value-type="string" calcext:value-type="string">
            <text:p>додати нову категорію витрат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/api/categories/revenueCategory</text:p>
          </table:table-cell>
          <table:table-cell table:style-name="ce2" office:value-type="string" calcext:value-type="string">
            <text:p>get</text:p>
          </table:table-cell>
          <table:table-cell office:value-type="string" calcext:value-type="string">
            <text:p>отримати всі категорії доходів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/api/categories/revenueCategory</text:p>
          </table:table-cell>
          <table:table-cell table:style-name="ce2" office:value-type="string" calcext:value-type="string">
            <text:p>post</text:p>
          </table:table-cell>
          <table:table-cell office:value-type="string" calcext:value-type="string">
            <text:p>додати нову категорію доходів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/api/revenue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додати новий дохід</text:p>
          </table:table-cell>
          <table:table-cell table:style-name="ce5" office:value-type="string" calcext:value-type="string">
            <text:p>date</text:p>
            <text:p>RevenueCategoryDTO </text:p>
            <text:p>Money</text:p>
            <text:p>Description;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/api/revenue/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отримати всі доходи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3">
          <table:table-cell table:style-name="ce5" office:value-type="string" calcext:value-type="string">
            <text:p>/api/expenditure/ 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додати нову витрату</text:p>
          </table:table-cell>
          <table:table-cell office:value-type="string" calcext:value-type="string">
            <text:p>Date</text:p>
            <text:p>expenditureCategoryDTO</text:p>
            <text:p>money</text:p>
            <text:p>description</text:p>
          </table:table-cell>
          <table:table-cell table:number-columns-repeated="16380"/>
        </table:table-row>
        <table:table-row table:style-name="ro1">
          <table:table-cell table:style-name="ce5" office:value-type="string" calcext:value-type="string">
            <text:p>/api/expenditure/ 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отримати всі витрати</text:p>
          </table:table-cell>
          <table:table-cell table:number-columns-repeated="16381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.00.0000</text:date>, <text:time>00:00:00</text:time></text:p>
        </style:region-right>
      </style:header>
      <style:header-left style:display="false"/>
      <style:header-first style:display="false"/>
      <style:footer>
        <text:p>Сторінк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meta:initial-creator>Alyona</meta:initial-creator>
    <meta:creation-date>2023-09-09T19:19:42Z</meta:creation-date>
    <dc:date>2023-09-21T21:40:09.204000000</dc:date>
    <meta:editing-cycles>7</meta:editing-cycles>
    <meta:editing-duration>PT1H48M28S</meta:editing-duration>
    <meta:document-statistic meta:table-count="2" meta:cell-count="27" meta:object-count="0"/>
  </office:meta>
</office:document-meta>
</file>